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apping"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Component</text:p>
          </table:table-cell>
          <table:table-cell office:value-type="string">
            <text:p>Value</text:p>
          </table:table-cell>
          <table:table-cell office:value-type="string">
            <text:p>Mouser Partn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1N914 Sw. Diode <text:s/></text:p>
          </table:table-cell>
          <table:table-cell office:value-type="string">
            <text:p>1N914 <text:s/></text:p>
          </table:table-cell>
          <table:table-cell office:value-type="string">
            <text:p>512-1N914T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2N3904</text:p>
          </table:table-cell>
          <table:table-cell office:value-type="string">
            <text:p>2N3904 <text:s/></text:p>
          </table:table-cell>
          <table:table-cell office:value-type="string">
            <text:p>512-2N3904TA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2N3906</text:p>
          </table:table-cell>
          <table:table-cell office:value-type="string">
            <text:p>2N3906 <text:s/></text:p>
          </table:table-cell>
          <table:table-cell office:value-type="string">
            <text:p>2N3906TA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36" Reverb Cable S-H273 <text:s/></text:p>
          </table:table-cell>
          <table:table-cell office:value-type="string">
            <text:p> <text:s/></text:p>
          </table:table-cell>
          <table:table-cell office:value-type="string">
            <text:p/>
          </table:table-cell>
          <table:table-cell office:value-type="string">
            <text:p>https://www.amplifiedparts.com/products/cable-rca-shielded-right-angle-plugs</text:p>
          </table:table-cell>
        </table:table-row>
        <table:table-row>
          <table:table-cell office:value-type="string">
            <text:p/>
          </table:table-cell>
          <table:table-cell office:value-type="string">
            <text:p>AD633AN (or AD633JN) Low Cost Analog Multiplier <text:s/></text:p>
          </table:table-cell>
          <table:table-cell office:value-type="string">
            <text:p>AD633AN (or AD633JN)*** <text:s/></text:p>
          </table:table-cell>
          <table:table-cell office:value-type="string">
            <text:p>584-AD633ANZ</text:p>
          </table:table-cell>
          <table:table-cell office:value-type="string">
            <text:p>Very expensive</text:p>
          </table:table-cell>
        </table:table-row>
        <table:table-row>
          <table:table-cell office:value-type="string">
            <text:p/>
          </table:table-cell>
          <table:table-cell office:value-type="string">
            <text:p>Capacitor Aluminum Bipolar (non polarized) <text:s/></text:p>
          </table:table-cell>
          <table:table-cell office:value-type="string">
            <text:p>10uF <text:s/></text:p>
          </table:table-cell>
          <table:table-cell office:value-type="string">
            <text:p>232-50NXA10MEFC5X1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apacitor Aluminum Bipolar (non polarized) <text:s/></text:p>
          </table:table-cell>
          <table:table-cell office:value-type="string">
            <text:p>1uF <text:s/></text:p>
          </table:table-cell>
          <table:table-cell office:value-type="string">
            <text:p>232-100NA1MEFC5X1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apacitor Tantalum </text:p>
          </table:table-cell>
          <table:table-cell office:value-type="string">
            <text:p>1uF 25V <text:s/></text:p>
          </table:table-cell>
          <table:table-cell office:value-type="string">
            <text:p>581-TAP105K025CCS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01 Quad NOR <text:s/></text:p>
          </table:table-cell>
          <table:table-cell office:value-type="string">
            <text:p>CD4001 <text:s/></text:p>
          </table:table-cell>
          <table:table-cell office:value-type="string">
            <text:p>595-CD4001BE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106 <text:s text:c="2"/></text:p>
          </table:table-cell>
          <table:table-cell office:value-type="string">
            <text:p>CD40106 <text:s text:c="2"/></text:p>
          </table:table-cell>
          <table:table-cell office:value-type="string">
            <text:p>595-CD40106BE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13 Dual D Flip Flop <text:s text:c="2"/></text:p>
          </table:table-cell>
          <table:table-cell office:value-type="string">
            <text:p>CD4013-A <text:s text:c="2"/></text:p>
          </table:table-cell>
          <table:table-cell office:value-type="string">
            <text:p>595-CD4013BE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193 4 Counter <text:s text:c="2"/></text:p>
          </table:table-cell>
          <table:table-cell office:value-type="string">
            <text:p>CD40193 <text:s text:c="2"/></text:p>
          </table:table-cell>
          <table:table-cell office:value-type="string">
            <text:p>595-CD40193BE 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66 <text:s/></text:p>
          </table:table-cell>
          <table:table-cell office:value-type="string">
            <text:p>CD4066 <text:s/></text:p>
          </table:table-cell>
          <table:table-cell office:value-type="string">
            <text:p>595-CD4066BE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67 Analog Mux/DeMux <text:s text:c="2"/></text:p>
          </table:table-cell>
          <table:table-cell office:value-type="string">
            <text:p>CD4067 <text:s text:c="2"/></text:p>
          </table:table-cell>
          <table:table-cell office:value-type="string">
            <text:p>595-CD4067BM96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94 8 Stage Shift/Store Reg <text:s text:c="2"/></text:p>
          </table:table-cell>
          <table:table-cell office:value-type="string">
            <text:p>CD4094 <text:s text:c="2"/></text:p>
          </table:table-cell>
          <table:table-cell office:value-type="string">
            <text:p>595-CD4094BE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514 4 Bit Latched 4 Dec. <text:s text:c="2"/></text:p>
          </table:table-cell>
          <table:table-cell office:value-type="string">
            <text:p>CD4514 <text:s text:c="2"/></text:p>
          </table:table-cell>
          <table:table-cell office:value-type="string">
            <text:p>595-CD4514BM96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001uF <text:s/></text:p>
          </table:table-cell>
          <table:table-cell office:value-type="string">
            <text:p>80-C315C102K1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002uF <text:s/></text:p>
          </table:table-cell>
          <table:table-cell office:value-type="string">
            <text:p>80-C315C222K1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01uF <text:s/></text:p>
          </table:table-cell>
          <table:table-cell office:value-type="string">
            <text:p>80-C316C103K5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022uF <text:s/></text:p>
          </table:table-cell>
          <table:table-cell office:value-type="string">
            <text:p>80-C315C223M5U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047uF <text:s/></text:p>
          </table:table-cell>
          <table:table-cell office:value-type="string">
            <text:p>80-C320C473M5U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1uF <text:s/></text:p>
          </table:table-cell>
          <table:table-cell office:value-type="string">
            <text:p>80-C320C104K5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22uF <text:s/></text:p>
          </table:table-cell>
          <table:table-cell office:value-type="string">
            <text:p>80-C320C224M5U730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100pF <text:s/></text:p>
          </table:table-cell>
          <table:table-cell office:value-type="string">
            <text:p>80-C315C101J3G5TA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47pF <text:s/></text:p>
          </table:table-cell>
          <table:table-cell office:value-type="string">
            <text:p>80-C325C470K3G5TA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10pF <text:s/></text:p>
          </table:table-cell>
          <table:table-cell office:value-type="string">
            <text:p>80-C315C100K2G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22pF <text:s/></text:p>
          </table:table-cell>
          <table:table-cell office:value-type="string">
            <text:p>581-SR151A22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4.7pF <text:s/></text:p>
          </table:table-cell>
          <table:table-cell office:value-type="string">
            <text:p>80-C315C479D1G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 text:c="2"/></text:p>
          </table:table-cell>
          <table:table-cell office:value-type="string">
            <text:p>.0047uF <text:s text:c="2"/></text:p>
          </table:table-cell>
          <table:table-cell office:value-type="string">
            <text:p>80-C320C472K5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 text:c="2"/></text:p>
          </table:table-cell>
          <table:table-cell office:value-type="string">
            <text:p>470pF <text:s text:c="2"/></text:p>
          </table:table-cell>
          <table:table-cell office:value-type="string">
            <text:p>80-C315C471J1G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 text:c="3"/></text:p>
          </table:table-cell>
          <table:table-cell office:value-type="string">
            <text:p>1uF <text:s text:c="2"/></text:p>
          </table:table-cell>
          <table:table-cell office:value-type="string">
            <text:p>80-C326C104K5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or Film Capacitor <text:s/></text:p>
          </table:table-cell>
          <table:table-cell office:value-type="string">
            <text:p>.02uF <text:s/></text:p>
          </table:table-cell>
          <table:table-cell office:value-type="string">
            <text:p>80-R82EC2200DQ50J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or Film Capacitor <text:s/></text:p>
          </table:table-cell>
          <table:table-cell office:value-type="string">
            <text:p>.1uF <text:s/></text:p>
          </table:table-cell>
          <table:table-cell office:value-type="string">
            <text:p>80-C320C104K5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or Film Capacitor <text:s/></text:p>
          </table:table-cell>
          <table:table-cell office:value-type="string">
            <text:p>100pF <text:s/></text:p>
          </table:table-cell>
          <table:table-cell office:value-type="string">
            <text:p>80-C315C101J3G5TA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or Film Capacitor <text:s/></text:p>
          </table:table-cell>
          <table:table-cell office:value-type="string">
            <text:p>10pF <text:s/></text:p>
          </table:table-cell>
          <table:table-cell office:value-type="string">
            <text:p>80-C315C100K2G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DPDT Switch <text:s text:c="2"/></text:p>
          </table:table-cell>
          <table:table-cell office:value-type="string">
            <text:p>DPDT <text:s text:c="2"/></text:p>
          </table:table-cell>
          <table:table-cell office:value-type="string">
            <text:p>633-M202203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Dual Gang Pot Audio Taper <text:s text:c="2"/></text:p>
          </table:table-cell>
          <table:table-cell office:value-type="string">
            <text:p>100K <text:s text:c="2"/></text:p>
          </table:table-cell>
          <table:table-cell office:value-type="string">
            <text:p>688-RK14K1220F25C0C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/></text:p>
          </table:table-cell>
          <table:table-cell office:value-type="string">
            <text:p>10uF <text:s/></text:p>
          </table:table-cell>
          <table:table-cell office:value-type="string">
            <text:p>232-25ZLG10MEFC4X7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/></text:p>
          </table:table-cell>
          <table:table-cell office:value-type="string">
            <text:p>15uF <text:s/></text:p>
          </table:table-cell>
          <table:table-cell office:value-type="string">
            <text:p>232-25ML15MEFC4X7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 text:c="2"/></text:p>
          </table:table-cell>
          <table:table-cell office:value-type="string">
            <text:p>100uF <text:s text:c="2"/></text:p>
          </table:table-cell>
          <table:table-cell office:value-type="string">
            <text:p>232-25YXJ100M5X1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 text:c="3"/></text:p>
          </table:table-cell>
          <table:table-cell office:value-type="string">
            <text:p>220uF <text:s/></text:p>
          </table:table-cell>
          <table:table-cell office:value-type="string">
            <text:p>232-25ZL220MEFC8X115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 text:c="3"/></text:p>
          </table:table-cell>
          <table:table-cell office:value-type="string">
            <text:p>1uF <text:s text:c="2"/></text:p>
          </table:table-cell>
          <table:table-cell office:value-type="string">
            <text:p>232-50MS51MEFC4X5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 text:c="3"/></text:p>
          </table:table-cell>
          <table:table-cell office:value-type="string">
            <text:p>47uF <text:s text:c="2"/></text:p>
          </table:table-cell>
          <table:table-cell office:value-type="string">
            <text:p>232-25PK47MEFC5X1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High Speed Switching Diode <text:s/></text:p>
          </table:table-cell>
          <table:table-cell office:value-type="string">
            <text:p>1N914 <text:s/></text:p>
          </table:table-cell>
          <table:table-cell office:value-type="string">
            <text:p>512-1N914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Jack 1/4" 2 Terminal <text:s/></text:p>
          </table:table-cell>
          <table:table-cell office:value-type="string">
            <text:p>jack <text:s/></text:p>
          </table:table-cell>
          <table:table-cell office:value-type="string">
            <text:p>502-35RAPC2AV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LED <text:s text:c="2"/></text:p>
          </table:table-cell>
          <table:table-cell office:value-type="string">
            <text:p>LED <text:s text:c="2"/></text:p>
          </table:table-cell>
          <table:table-cell office:value-type="string">
            <text:p>604-WP7113GD</text:p>
          </table:table-cell>
          <table:table-cell office:value-type="string">
            <text:p>Vf=2V If=10ma</text:p>
          </table:table-cell>
        </table:table-row>
        <table:table-row>
          <table:table-cell office:value-type="string">
            <text:p/>
          </table:table-cell>
          <table:table-cell office:value-type="string">
            <text:p>LF411 Op Amp <text:s/></text:p>
          </table:table-cell>
          <table:table-cell office:value-type="string">
            <text:p>LF411 <text:s/></text:p>
          </table:table-cell>
          <table:table-cell office:value-type="string">
            <text:p>595-LF411CP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LF444 Quad Op Amp <text:s text:c="2"/></text:p>
          </table:table-cell>
          <table:table-cell office:value-type="string">
            <text:p>LF444 <text:s text:c="2"/></text:p>
          </table:table-cell>
          <table:table-cell office:value-type="string">
            <text:p>926-LF444CN/NOPB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LM13700 <text:s/></text:p>
          </table:table-cell>
          <table:table-cell office:value-type="string">
            <text:p>U5 <text:s/></text:p>
          </table:table-cell>
          <table:table-cell office:value-type="string">
            <text:p>926-LM13700MX/NOPB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LM336 2.5V Ref. <text:s text:c="2"/></text:p>
          </table:table-cell>
          <table:table-cell office:value-type="string">
            <text:p>LM336-2.5V <text:s text:c="2"/></text:p>
          </table:table-cell>
          <table:table-cell office:value-type="string">
            <text:p>595-LM336LPR-2-5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LM386N-4 Low Voltage Audio Power Amp <text:s text:c="2"/></text:p>
          </table:table-cell>
          <table:table-cell office:value-type="string">
            <text:p>LM386N-4 <text:s text:c="2"/></text:p>
          </table:table-cell>
          <table:table-cell office:value-type="string">
            <text:p>926-LM386N-4/NOPB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.2M <text:s/></text:p>
          </table:table-cell>
          <table:table-cell office:value-type="string">
            <text:p>660-MF1/4DCT52R1204F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.8K <text:s/></text:p>
          </table:table-cell>
          <table:table-cell office:value-type="string">
            <text:p>603-MFR-25FBF52-1K8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10" office:value-type="float"/>
          <table:table-cell office:value-type="string">
            <text:p>603-MFR-25FTF52-10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100" office:value-type="float"/>
          <table:table-cell office:value-type="string">
            <text:p>603-MFR-25FBF52-100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00K <text:s text:c="2"/></text:p>
          </table:table-cell>
          <table:table-cell office:value-type="string">
            <text:p>603-MFR-25FRF5210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0K <text:s/></text:p>
          </table:table-cell>
          <table:table-cell office:value-type="string">
            <text:p>603-MFR-25FTE52-1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0M <text:s/></text:p>
          </table:table-cell>
          <table:table-cell office:value-type="string">
            <text:p>603-HHV-25FR-52-10M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10K <text:s/></text:p>
          </table:table-cell>
          <table:table-cell office:value-type="string">
            <text:p>603-MFR-25FRF52-11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20K <text:s text:c="2"/></text:p>
          </table:table-cell>
          <table:table-cell office:value-type="string">
            <text:p>603-MFR-25FTE52-12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30K <text:s/></text:p>
          </table:table-cell>
          <table:table-cell office:value-type="string">
            <text:p>603-MFR-25FTE52-13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150" office:value-type="float"/>
          <table:table-cell office:value-type="string">
            <text:p>603-MFR-25FTE52-12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50K <text:s text:c="2"/></text:p>
          </table:table-cell>
          <table:table-cell office:value-type="string">
            <text:p>603-MFR-25FTE52-15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5K <text:s text:c="2"/></text:p>
          </table:table-cell>
          <table:table-cell office:value-type="string">
            <text:p>603-MFR-25FTE52-15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80K <text:s/></text:p>
          </table:table-cell>
          <table:table-cell office:value-type="string">
            <text:p>603-MFR-25FTE52-18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8K <text:s/></text:p>
          </table:table-cell>
          <table:table-cell office:value-type="string">
            <text:p>603-MFR-25FTE52-18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K <text:s text:c="2"/></text:p>
          </table:table-cell>
          <table:table-cell office:value-type="string">
            <text:p>603-MFR-25FTE52-1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M <text:s text:c="2"/></text:p>
          </table:table-cell>
          <table:table-cell office:value-type="string">
            <text:p>603-MFR-25FTE52-1M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20" office:value-type="float"/>
          <table:table-cell office:value-type="string">
            <text:p>603-MFR-25FTE52-20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00K <text:s text:c="2"/></text:p>
          </table:table-cell>
          <table:table-cell office:value-type="string">
            <text:p>603-MFR-25FTE52-20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0K <text:s/></text:p>
          </table:table-cell>
          <table:table-cell office:value-type="string">
            <text:p>603-MFR-25FTE52-2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22" office:value-type="float"/>
          <table:table-cell office:value-type="string">
            <text:p>603-MFR-25FTE52-22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70K <text:s/></text:p>
          </table:table-cell>
          <table:table-cell office:value-type="string">
            <text:p>603-MFR-25FTE52-27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7K <text:s/></text:p>
          </table:table-cell>
          <table:table-cell office:value-type="string">
            <text:p>603-MFR-25FTE52-27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K <text:s text:c="2"/></text:p>
          </table:table-cell>
          <table:table-cell office:value-type="string">
            <text:p>603-MFR-25FTE52-2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M <text:s text:c="2"/></text:p>
          </table:table-cell>
          <table:table-cell office:value-type="string">
            <text:p>603-MFR-25FTE52-2M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.3K <text:s/></text:p>
          </table:table-cell>
          <table:table-cell office:value-type="string">
            <text:p>603-MFR-25FTE52-3K3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.9K <text:s text:c="2"/></text:p>
          </table:table-cell>
          <table:table-cell office:value-type="string">
            <text:p>603-MFR-25FTE52-3K9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00K <text:s text:c="2"/></text:p>
          </table:table-cell>
          <table:table-cell office:value-type="string">
            <text:p>603-MFR-25FTE52-30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0K <text:s text:c="2"/></text:p>
          </table:table-cell>
          <table:table-cell office:value-type="string">
            <text:p>603-MFR-25FTE52-3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3K <text:s text:c="2"/></text:p>
          </table:table-cell>
          <table:table-cell office:value-type="string">
            <text:p>603-MFR-25FTE52-33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9K <text:s text:c="2"/></text:p>
          </table:table-cell>
          <table:table-cell office:value-type="string">
            <text:p>603-MFR-25FTE52-39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K <text:s text:c="2"/></text:p>
          </table:table-cell>
          <table:table-cell office:value-type="string">
            <text:p>603-MFR-25FTE52-3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M <text:s/></text:p>
          </table:table-cell>
          <table:table-cell office:value-type="string">
            <text:p>603-MFR-25FTE52-3M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4.7K <text:s text:c="2"/></text:p>
          </table:table-cell>
          <table:table-cell office:value-type="string">
            <text:p>603-MFR-25FTE52-4K7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4.7M <text:s text:c="2"/></text:p>
          </table:table-cell>
          <table:table-cell office:value-type="string">
            <text:p>603-MFR-25FTE52-4M7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43K <text:s text:c="2"/></text:p>
          </table:table-cell>
          <table:table-cell office:value-type="string">
            <text:p>603-MFR-25FTE52-43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470" office:value-type="float"/>
          <table:table-cell office:value-type="string">
            <text:p>603-MFR-25FTE52-470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470K <text:s text:c="2"/></text:p>
          </table:table-cell>
          <table:table-cell office:value-type="string">
            <text:p>603-MFR-25FTE52-47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475" office:value-type="float"/>
          <table:table-cell office:value-type="string">
            <text:p>603-MFR-25FTE52-475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47K <text:s/></text:p>
          </table:table-cell>
          <table:table-cell office:value-type="string">
            <text:p>603-MFR-25FTE52-47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6.2K <text:s/></text:p>
          </table:table-cell>
          <table:table-cell office:value-type="string">
            <text:p>603-MFR-25FTE52-6K2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680K <text:s/></text:p>
          </table:table-cell>
          <table:table-cell office:value-type="string">
            <text:p>603-MFR-25FTE52-68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9.1K <text:s/></text:p>
          </table:table-cell>
          <table:table-cell office:value-type="string">
            <text:p>603-MFR-25FTE52-9K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PF102</text:p>
          </table:table-cell>
          <table:table-cell office:value-type="string">
            <text:p>MPF102</text:p>
          </table:table-cell>
          <table:table-cell office:value-type="string">
            <text:p>Not available</text:p>
          </table:table-cell>
          <table:table-cell office:value-type="string">
            <text:p>https://www.amazon.com/Bridgold-10pcs-MPF102-N-Channel-Amplifier/dp/B095KMW2HS/ref=sr_1_2?keywords=mpf102+transistor&amp;qid=1685578664&amp;sr=8-2</text:p>
          </table:table-cell>
        </table:table-row>
        <table:table-row>
          <table:table-cell office:value-type="string">
            <text:p/>
          </table:table-cell>
          <table:table-cell office:value-type="string">
            <text:p>OP275 <text:s/></text:p>
          </table:table-cell>
          <table:table-cell office:value-type="string">
            <text:p>U1 <text:s/></text:p>
          </table:table-cell>
          <table:table-cell office:value-type="string">
            <text:p>584-OP275GPZ </text:p>
          </table:table-cell>
          <table:table-cell office:value-type="string">
            <text:p>Expensive!</text:p>
          </table:table-cell>
        </table:table-row>
        <table:table-row>
          <table:table-cell office:value-type="string">
            <text:p/>
          </table:table-cell>
          <table:table-cell office:value-type="string">
            <text:p>PN4391 <text:s/></text:p>
          </table:table-cell>
          <table:table-cell office:value-type="string">
            <text:p>Q1 <text:s/></text:p>
          </table:table-cell>
          <table:table-cell office:value-type="string">
            <text:p>610-PN4391 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Polystyrene Capacitor (low leakage) <text:s text:c="2"/></text:p>
          </table:table-cell>
          <table:table-cell office:value-type="string">
            <text:p>.01uF <text:s text:c="2"/></text:p>
          </table:table-cell>
          <table:table-cell office:value-type="string">
            <text:p>23PW310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Potentiometer <text:s/></text:p>
          </table:table-cell>
          <table:table-cell office:value-type="string">
            <text:p>100K <text:s/></text:p>
          </table:table-cell>
          <table:table-cell office:value-type="string">
            <text:p>652-PDB12-H2251104BF</text:p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/>
          </table:table-cell>
          <table:table-cell office:value-type="string">
            <text:p>Potentiometer <text:s/></text:p>
          </table:table-cell>
          <table:table-cell office:value-type="string">
            <text:p>10K <text:s/></text:p>
          </table:table-cell>
          <table:table-cell office:value-type="string">
            <text:p>652-PDB12-H2251103BF</text:p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/>
          </table:table-cell>
          <table:table-cell office:value-type="string">
            <text:p>Potentiometer <text:s/></text:p>
          </table:table-cell>
          <table:table-cell office:value-type="string">
            <text:p>1M <text:s/></text:p>
          </table:table-cell>
          <table:table-cell office:value-type="string">
            <text:p>652-PDB12-H4301105BF</text:p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/>
          </table:table-cell>
          <table:table-cell office:value-type="string">
            <text:p>Potentiometer Audio Taper <text:s text:c="2"/></text:p>
          </table:table-cell>
          <table:table-cell office:value-type="string">
            <text:p>100K <text:s text:c="2"/></text:p>
          </table:table-cell>
          <table:table-cell office:value-type="string">
            <text:p>652-PDB181E415K104A2</text:p>
          </table:table-cell>
          <table:table-cell office:value-type="string">
            <text:p>17mm</text:p>
          </table:table-cell>
        </table:table-row>
        <table:table-row>
          <table:table-cell office:value-type="string">
            <text:p/>
          </table:table-cell>
          <table:table-cell office:value-type="string">
            <text:p>Reverb Tank P-RMOD-9AB3C1B <text:s/></text:p>
          </table:table-cell>
          <table:table-cell office:value-type="string">
            <text:p>MOD Reverb Tank <text:s/></text:p>
          </table:table-cell>
          <table:table-cell office:value-type="string">
            <text:p/>
          </table:table-cell>
          <table:table-cell office:value-type="string">
            <text:p>https://www.amplifiedparts.com/products/reverb-tank-mod-9ab3c1b-long-decay-3-spring</text:p>
          </table:table-cell>
        </table:table-row>
        <table:table-row>
          <table:table-cell office:value-type="string">
            <text:p/>
          </table:table-cell>
          <table:table-cell office:value-type="string">
            <text:p>RCA connector (PCB mount)</text:p>
          </table:table-cell>
          <table:table-cell office:value-type="string">
            <text:p/>
          </table:table-cell>
          <table:table-cell office:value-type="string">
            <text:p>502-PJRAN1X1U01AUX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ilvered Mica, Polycarbonate or Polystyrene Cap <text:s/></text:p>
          </table:table-cell>
          <table:table-cell office:value-type="string">
            <text:p>.005uF <text:s/></text:p>
          </table:table-cell>
          <table:table-cell office:value-type="string">
            <text:p>23PS250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ingle Pole 12 Throw Rotary Switch (non-shorting) <text:s text:c="2"/></text:p>
          </table:table-cell>
          <table:table-cell office:value-type="string">
            <text:p>SP12T <text:s text:c="2"/></text:p>
          </table:table-cell>
          <table:table-cell office:value-type="string">
            <text:p>611-A112S1RNCQ 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ingle Pole 4 Throw Rotary Switch (non-shorting) <text:s text:c="2"/></text:p>
          </table:table-cell>
          <table:table-cell office:value-type="string">
            <text:p>SP4T <text:s text:c="2"/></text:p>
          </table:table-cell>
          <table:table-cell office:value-type="string">
            <text:p>611-A10405RNZQ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PDT Switch <text:s/></text:p>
          </table:table-cell>
          <table:table-cell office:value-type="string">
            <text:p>SPDT <text:s/></text:p>
          </table:table-cell>
          <table:table-cell office:value-type="string">
            <text:p>633-M2012SD1W0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PST PB Switch <text:s/></text:p>
          </table:table-cell>
          <table:table-cell office:value-type="string">
            <text:p>SPST <text:s/></text:p>
          </table:table-cell>
          <table:table-cell office:value-type="string">
            <text:p>633-SB221NC/C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PST Switch <text:s/></text:p>
          </table:table-cell>
          <table:table-cell office:value-type="string">
            <text:p>SPST <text:s/></text:p>
          </table:table-cell>
          <table:table-cell office:value-type="string">
            <text:p>633-M2011S3A1W0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SM2212</text:p>
          </table:table-cell>
          <table:table-cell office:value-type="string">
            <text:p>U3 <text:s/></text:p>
          </table:table-cell>
          <table:table-cell office:value-type="string">
            <text:p>584-SSM2212RZ-R7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tereo Headphone Jack <text:s text:c="2"/></text:p>
          </table:table-cell>
          <table:table-cell office:value-type="string">
            <text:p>Stereo Jack <text:s text:c="2"/></text:p>
          </table:table-cell>
          <table:table-cell office:value-type="string">
            <text:p>502-35FM3AULS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L071 Op Amp <text:s/></text:p>
          </table:table-cell>
          <table:table-cell office:value-type="string">
            <text:p>TL071 <text:s/></text:p>
          </table:table-cell>
          <table:table-cell office:value-type="string">
            <text:p>595-TL071CP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L072 Dual Op Amp <text:s/></text:p>
          </table:table-cell>
          <table:table-cell office:value-type="string">
            <text:p>TL072 <text:s/></text:p>
          </table:table-cell>
          <table:table-cell office:value-type="string">
            <text:p>595-TL072IPE4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L074 Quad Op Amp <text:s/></text:p>
          </table:table-cell>
          <table:table-cell office:value-type="string">
            <text:p>TL074 <text:s/></text:p>
          </table:table-cell>
          <table:table-cell office:value-type="string">
            <text:p>595-TL074CN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L082 Dual Op Amp <text:s/></text:p>
          </table:table-cell>
          <table:table-cell office:value-type="string">
            <text:p>TL082 <text:s/></text:p>
          </table:table-cell>
          <table:table-cell office:value-type="string">
            <text:p>595-TL082ACP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L084 Quad Op Amp <text:s/></text:p>
          </table:table-cell>
          <table:table-cell office:value-type="string">
            <text:p>TL084 <text:s/></text:p>
          </table:table-cell>
          <table:table-cell office:value-type="string">
            <text:p>595-TL084CNE4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op Adjust Multi-Turn Trim Pot <text:s/></text:p>
          </table:table-cell>
          <table:table-cell office:value-type="string">
            <text:p>100 ohm <text:s/></text:p>
          </table:table-cell>
          <table:table-cell office:value-type="string">
            <text:p>652-3339P-1-101LF 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op Adjust Multi-Turn Trim Pot <text:s/></text:p>
          </table:table-cell>
          <table:table-cell office:value-type="string">
            <text:p>100K <text:s/></text:p>
          </table:table-cell>
          <table:table-cell office:value-type="string">
            <text:p>652-3339P-1-104LF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op Adjust Multi-Turn Trim Pot <text:s/></text:p>
          </table:table-cell>
          <table:table-cell office:value-type="string">
            <text:p>10K <text:s/></text:p>
          </table:table-cell>
          <table:table-cell office:value-type="string">
            <text:p>652-3339P-1-103LF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op Adjust Multi-Turn Trim Pot <text:s/></text:p>
          </table:table-cell>
          <table:table-cell office:value-type="string">
            <text:p>1M <text:s/></text:p>
          </table:table-cell>
          <table:table-cell office:value-type="string">
            <text:p>652-3339P-1-105LF 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rim Pot <text:s/></text:p>
          </table:table-cell>
          <table:table-cell office:value-type="string">
            <text:p>100K <text:s/></text:p>
          </table:table-cell>
          <table:table-cell office:value-type="string">
            <text:p>652-3306K-1-104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rim Pot <text:s/></text:p>
          </table:table-cell>
          <table:table-cell office:value-type="string">
            <text:p>2K <text:s/></text:p>
          </table:table-cell>
          <table:table-cell office:value-type="string">
            <text:p>652-3306F-1-202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rim Pot <text:s/></text:p>
          </table:table-cell>
          <table:table-cell office:value-type="string">
            <text:p>50K <text:s/></text:p>
          </table:table-cell>
          <table:table-cell office:value-type="string">
            <text:p>652-3306K-1-503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rim Pot <text:s text:c="2"/></text:p>
          </table:table-cell>
          <table:table-cell office:value-type="string">
            <text:p>1K <text:s text:c="2"/></text:p>
          </table:table-cell>
          <table:table-cell office:value-type="string">
            <text:p>652-3306F-1-102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Zener Diode 5.1V <text:s/></text:p>
          </table:table-cell>
          <table:table-cell office:value-type="string">
            <text:p>1N5231B <text:s/></text:p>
          </table:table-cell>
          <table:table-cell office:value-type="string">
            <text:p>512-1N5231B</text:p>
          </table:table-cell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 </text:p>
          </table:table-cell>
          <table:table-cell/>
          <table:table-cell/>
          <table:table-cell/>
          <table:table-cell/>
        </table:table-row>
      </table:table>
      <table:table table:name="MFOS_ADS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13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C2, C3, C5, C7, C8, C9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4, C1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6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11, C12</text:p>
          </table:table-cell>
          <table:table-cell office:value-type="string">
            <text:p>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6</text:p>
          </table:table-cell>
          <table:table-cell office:value-type="string">
            <text:p>15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D1, D2, D3, D4, D5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J1, J2, J3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R1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R2, R1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R3, R5, R8, R11, R12, R13, R20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R4, R7, R10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R6, R9, R14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R16, R17, R22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21, R24, R25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2</text:p>
          </table:table-cell>
          <table:table-cell office:value-type="string">
            <text:p>:TL082_1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4001</text:p>
          </table:table-cell>
          <table:table-cell office:value-type="string">
            <text:p>4xxx:4001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4066</text:p>
          </table:table-cell>
          <table:table-cell office:value-type="string">
            <text:p>4xxx:4066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</table:table>
      <table:table table:name="MFOS_LFO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6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C3, C4, C5, C7, C8, C9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10, C12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0.0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D1, D2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J19, J20, J21, J22, J23, J24, J25, J2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Q1, Q2, Q6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Q3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Q4, Q5</text:p>
          </table:table-cell>
          <table:table-cell office:value-type="string">
            <text:p>MPF102</text:p>
          </table:table-cell>
          <table:table-cell office:value-type="string">
            <text:p>Transistor_FET:BF245C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R1, R4, R37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R2, R20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R3, R11, R35, R40, R41, R44, R47, R51, R52, R58, R5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R5, R7, R13, R27, R30, R33, R36, R42, R56, R6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8</text:p>
          </table:table-cell>
          <table:table-cell office:value-type="string">
            <text:p>3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10, R63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14, R1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R15, R21, R26, R29, R53, R57, R60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7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22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1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5</text:p>
          </table:table-cell>
          <table:table-cell office:value-type="string">
            <text:p>100K</text:p>
          </table:table-cell>
          <table:table-cell office:value-type="string">
            <text:p>Device:R_Potentiometer_Trim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28</text:p>
          </table:table-cell>
          <table:table-cell office:value-type="string">
            <text:p>1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31, R62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R32, R50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3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</text:p>
          </table:table-cell>
          <table:table-cell office:value-type="string">
            <text:p>R38, R4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R39, R49</text:p>
          </table:table-cell>
          <table:table-cell office:value-type="string">
            <text:p>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9.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2K</text:p>
          </table:table-cell>
          <table:table-cell office:value-type="string">
            <text:p>Device:R_Potentiometer_Trim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R48, R54, R5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3</text:p>
          </table:table-cell>
          <table:table-cell office:value-type="string">
            <text:p>U2, U5, U6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TL082</text:p>
          </table:table-cell>
          <table:table-cell office:value-type="string">
            <text:p>:TL082_1</text:p>
          </table:table-cell>
        </table:table-row>
      </table:table>
      <table:table table:name="MFOS_QUAD_3INP_AUDIO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C1, C2, C3, C5, C7, C8, C12, C13, C15, C17, C18</text:p>
          </table:table-cell>
          <table:table-cell office:value-type="string">
            <text:p>1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4, C6, C14, C16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C9, C10, C19, C20</text:p>
          </table:table-cell>
          <table:table-cell office:value-type="string">
            <text:p>10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21, C22, C23, C24, C25, C26, C27, C28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9, C30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6</text:p>
          </table:table-cell>
          <table:table-cell office:value-type="string">
            <text:p>J1, J2, J3, J4, J5, J6, J7, J8, J9, J10, J11, J12, J13, J14, J15, J1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R1, R4, R13, R16, R21, R24, R29, R32, R41, R44, R47, R4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R2, R5, R30, R3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4</text:p>
          </table:table-cell>
          <table:table-cell office:value-type="string">
            <text:p>R3, R6, R9, R12, R15, R18, R22, R23, R25, R26, R27, R28, R31, R34, R37, R40, R43, R46, R51, R52, R53, R54, R55, R56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R7, R10, R35, R38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8, R11, R36, R3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R14, R17, R19, R20, R42, R45, R48, R5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S1, S2, S4, S5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S3, S6</text:p>
          </table:table-cell>
          <table:table-cell office:value-type="string">
            <text:p>SW_DPST</text:p>
          </table:table-cell>
          <table:table-cell office:value-type="string">
            <text:p>Switch:SW_DPST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U1, U2, U3, U4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</table:table>
      <table:table table:name="MFOS_QUAD_3INP_MOD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1, C3, C4, C5, C7, C9, C11, C12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6, C8, C10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J1, J2, J3, J4, J5, J6, J7, J8, J9, J10, J11, J12, J13, J14, J15, J16, J17, J18, J19, J20</text:p>
          </table:table-cell>
          <table:table-cell office:value-type="string">
            <text:p>Barrel_Jack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R1, R7, R14, R16, R17, R23, R30, R32, R33, R39, R46, R48, R49, R55, R62, R6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R2, R3, R13, R15, R18, R19, R29, R31, R34, R35, R45, R47, R50, R52, R61, R6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R4, R5, R20, R21, R36, R37, R53, R54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R6, R12, R22, R28, R38, R44, R51, R60</text:p>
          </table:table-cell>
          <table:table-cell office:value-type="string">
            <text:p>10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R8, R9, R24, R25, R40, R41, R56, R5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R10, R11, R26, R27, R42, R43, R58, R5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U1, U2, U3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</table:table>
      <table:table table:name="MFOS_RING_MOD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C1, C2, C3, C6, C7, C8, C9, C10, C12, C13, C14, C15, C16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5, C11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C17, C18, C19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20</text:p>
          </table:table-cell>
          <table:table-cell office:value-type="string">
            <text:p>.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1, C22</text:p>
          </table:table-cell>
          <table:table-cell office:value-type="string">
            <text:p>22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J1, J2, J3, J4, J5, J6</text:p>
          </table:table-cell>
          <table:table-cell office:value-type="string">
            <text:p>Barrel_Jack</text:p>
          </table:table-cell>
          <table:table-cell office:value-type="string">
            <text:p>Connector:Barrel_Jack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Q1, Q2, Q3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R1, R4, R8, R15, R18, R2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R2, R6, R9, R13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R3, R5, R11, R14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R7, R12, R25, R26, R33, R36, R37, R38, R4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R10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50K</text:p>
          </table:table-cell>
          <table:table-cell office:value-type="string">
            <text:p>Device:R_Potentiometer_Trim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17, R19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20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21, R24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27</text:p>
          </table:table-cell>
          <table:table-cell office:value-type="string">
            <text:p>1.8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R28, R29, R34, R35, R49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30</text:p>
          </table:table-cell>
          <table:table-cell office:value-type="string">
            <text:p>1.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31, R32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39, R40</text:p>
          </table:table-cell>
          <table:table-cell office:value-type="string">
            <text:p>10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41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42, R44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7</text:p>
          </table:table-cell>
          <table:table-cell office:value-type="string">
            <text:p>10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48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50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R51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3</text:p>
          </table:table-cell>
          <table:table-cell office:value-type="string">
            <text:p>U1, U3, U4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AD633</text:p>
          </table:table-cell>
          <table:table-cell office:value-type="string">
            <text:p>dhk:AD633</text:p>
          </table:table-cell>
        </table:table-row>
      </table:table>
      <table:table table:name="MFOS_SAMPLE_HOLD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13</text:p>
          </table:table-cell>
          <table:table-cell office:value-type="string">
            <text:p>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C3, C16, C18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4, C9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C5, C6, C7, C10, C11, C12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8</text:p>
          </table:table-cell>
          <table:table-cell office:value-type="string">
            <text:p>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  <table:table-cell office:value-type="string">
            <text:p>.0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C17</text:p>
          </table:table-cell>
          <table:table-cell office:value-type="string">
            <text:p>.01uF</text:p>
          </table:table-cell>
          <table:table-cell office:value-type="string">
            <text:p>dhk:C_Polystyrene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1, D2, D3, D4, D5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J1, J2, J3, J4, J5, J6, J7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Q1, Q2, Q3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Q4, Q5, Q6</text:p>
          </table:table-cell>
          <table:table-cell office:value-type="string">
            <text:p>J112</text:p>
          </table:table-cell>
          <table:table-cell office:value-type="string">
            <text:p>dhk:J112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R1, R14, R15, R20, R25, R31, R32, R35, R41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2, R2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3, R26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4, R3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R5, R17, R34, R36, R37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R6, R8, R9, R10, R13, R16, R23, R24, R28, R3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, R2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1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2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19, R33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21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7</text:p>
          </table:table-cell>
          <table:table-cell office:value-type="string">
            <text:p>2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0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F444</text:p>
          </table:table-cell>
          <table:table-cell office:value-type="string">
            <text:p>dhk:LF444</text:p>
          </table:table-cell>
        </table:table-row>
      </table:table>
      <table:table table:name="MFOS_SEQ_ANALOG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3</text:p>
          </table:table-cell>
          <table:table-cell office:value-type="string">
            <text:p>100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5, C6</text:p>
          </table:table-cell>
          <table:table-cell office:value-type="string">
            <text:p>47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J11, J12, J13, J1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R1, R72, R7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R2, R3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R4, R7, R8, R11, R13, R15, R18, R19, R22, R24, R28, R30, R32, R34, R35, R38, R40, R42, R44, R46, R48, R50, R53, R54, R57, R59, R62, R63, R66, R67, R69, R71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R5, R6, R10, R12, R17, R23, R26, R31, R33, R36, R41, R45, R52, R58, R64, R65, R7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R9, R14, R20, R21, R27, R29, R37, R39, R43, R49, R55, R56, R60, R61, R68, R70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R25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R4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R51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R75</text:p>
          </table:table-cell>
          <table:table-cell office:value-type="string">
            <text:p>22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4067</text:p>
          </table:table-cell>
          <table:table-cell office:value-type="string">
            <text:p>4xxx_IEEE:4067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VS1</text:p>
          </table:table-cell>
          <table:table-cell office:value-type="string">
            <text:p>LM336-2.5V</text:p>
          </table:table-cell>
          <table:table-cell office:value-type="string">
            <text:p>Reference_Voltage:LM285M-ADJ</text:p>
          </table:table-cell>
        </table:table-row>
      </table:table>
      <table:table table:name="MFOS_SEQ_DIGITAL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1, C3, C7, C8, C15, C16, C22, C23</text:p>
          </table:table-cell>
          <table:table-cell office:value-type="string">
            <text:p>0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C2, C4, C5, C6, C9</text:p>
          </table:table-cell>
          <table:table-cell office:value-type="string">
            <text:p>0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C12, C13, C14, C18</text:p>
          </table:table-cell>
          <table:table-cell office:value-type="string">
            <text:p>0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17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19, C2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C20, C21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1</text:p>
          </table:table-cell>
          <table:table-cell office:value-type="string">
            <text:p>D1, D2, D3, D4, D5, D6, D7, D8, D9, D10, D11, D12, D13, D14, D15, D16, D17, D18, D19, D20, D21, D22, D23, D24, D25, D26, D27, D28, D29, D30, D31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J31, J32, J33, J34, J35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LED1, LED2, LED3, LED4, LED5, LED6, LED7, LED8, LED9, LED10, LED11, LED12, LED13, LED14, LED15, LED16, LED17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Q1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R1, R5, R10, R11, R17, R20, R3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R2, R6, R15, R22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R3, R7, R16, R21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R4, R8, R12, R40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R9, R26, R28, R32, R44, R45, R46, R4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R13, R14, R33, R38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3</text:p>
          </table:table-cell>
          <table:table-cell office:value-type="string">
            <text:p>R25, R34, R37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string">
            <text:p>R27, R29, R30, R41, R42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31, R35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36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3</text:p>
          </table:table-cell>
          <table:table-cell office:value-type="string">
            <text:p>3.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4</text:p>
          </table:table-cell>
          <table:table-cell office:value-type="string">
            <text:p>S1, S2, S3, S4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6</text:p>
          </table:table-cell>
          <table:table-cell office:value-type="string">
            <text:p>S5, S6, S7, S8, S10, S11, S13, S14, S17, S18, S19, S20, S21, S22, S23, S24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9</text:p>
          </table:table-cell>
          <table:table-cell office:value-type="string">
            <text:p>SP12T</text:p>
          </table:table-cell>
          <table:table-cell office:value-type="string">
            <text:p>Switch:SW_Rotary1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S12</text:p>
          </table:table-cell>
          <table:table-cell office:value-type="string">
            <text:p>DPDT <text:s text:c="2"/></text:p>
          </table:table-cell>
          <table:table-cell office:value-type="string">
            <text:p>Switch:SW_DPDT_x2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25</text:p>
          </table:table-cell>
          <table:table-cell office:value-type="string">
            <text:p>SP4T</text:p>
          </table:table-cell>
          <table:table-cell office:value-type="string">
            <text:p>dhk:SW_Rotary1x4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3</text:p>
          </table:table-cell>
          <table:table-cell office:value-type="string">
            <text:p>U1, U2, U6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4013</text:p>
          </table:table-cell>
          <table:table-cell office:value-type="string">
            <text:p>4xxx:4013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40193</text:p>
          </table:table-cell>
          <table:table-cell office:value-type="string">
            <text:p>4xxx_IEEE:40193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4514</text:p>
          </table:table-cell>
          <table:table-cell office:value-type="string">
            <text:p>4xxx_IEEE:4514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HC4094</text:p>
          </table:table-cell>
          <table:table-cell office:value-type="string">
            <text:p>dhk:HC4094</text:p>
          </table:table-cell>
        </table:table-row>
      </table:table>
      <table:table table:name="MFOS_STEREO_AUTO_PANN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C1, C3, C5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C4, C6, C8, C9, C10, C12, C13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7</text:p>
          </table:table-cell>
          <table:table-cell office:value-type="string">
            <text:p>47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11, C15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D1, D2, D3, D4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J8, J13, J1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R1, R4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R2, R15, R23, R30, R31, R34, R35, R38, R41, R43, R47, R5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R3, R40, R5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Device:R_Potentiometer_Trim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R6, R14, R27, R28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R7, R10, R11, R29, R5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R8, R52, R54</text:p>
          </table:table-cell>
          <table:table-cell office:value-type="string">
            <text:p>100k</text:p>
          </table:table-cell>
          <table:table-cell office:value-type="string">
            <text:p>Device:R_Potentiometer_Trim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9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R12, R16, R44, R51, R5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13, R25, R26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4</text:p>
          </table:table-cell>
          <table:table-cell office:value-type="string">
            <text:p>R17, R22, R32, R4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R18, R33, R57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20, R36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21, R37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24, R4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4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8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:TL084_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U2, U4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U3, U5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6</text:p>
          </table:table-cell>
          <table:table-cell office:value-type="string">
            <text:p>LF411</text:p>
          </table:table-cell>
          <table:table-cell office:value-type="string">
            <text:p>dhk:LF41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4013</text:p>
          </table:table-cell>
          <table:table-cell office:value-type="string">
            <text:p>4xxx:4013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9</text:p>
          </table:table-cell>
          <table:table-cell office:value-type="string">
            <text:p>LF411</text:p>
          </table:table-cell>
          <table:table-cell office:value-type="string">
            <text:p>:LF411_3</text:p>
          </table:table-cell>
        </table:table-row>
      </table:table>
      <table:table table:name="MFOS_STEREO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C1, C3, C5, C7, C16, C17, C18, C20, C21, C22, C23, C33, C43, C4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C2, C4, C6, C8, C11, C14, C31, C32, C41, C42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C9, C10, C12, C13, C24, C25, C26, C27, C34, C35, C36, C37</text:p>
          </table:table-cell>
          <table:table-cell office:value-type="string">
            <text:p>47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15, C19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28, C39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9, C38</text:p>
          </table:table-cell>
          <table:table-cell office:value-type="string">
            <text:p>22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30, C40</text:p>
          </table:table-cell>
          <table:table-cell office:value-type="string">
            <text:p>0.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J1, J2, J3, J4, J5, J6, J7, J8, J9, J10, J11, J12, J13, J14, J15, J16, J18, J19</text:p>
          </table:table-cell>
          <table:table-cell office:value-type="string">
            <text:p>Barrel_Jack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J17</text:p>
          </table:table-cell>
          <table:table-cell office:value-type="string">
            <text:p>AudioJack2_Ground</text:p>
          </table:table-cell>
          <table:table-cell office:value-type="string">
            <text:p>Connector:AudioJack2_Ground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R2, R9, R13, R17, R24, R28, R32, R39, R43, R47, R54, R58</text:p>
          </table:table-cell>
          <table:table-cell office:value-type="string">
            <text:p>100K</text:p>
          </table:table-cell>
          <table:table-cell office:value-type="string">
            <text:p>dhk:R_Potentiometer_Audio_Tape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3, R18, R33, R48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R4, R19, R34, R49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6</text:p>
          </table:table-cell>
          <table:table-cell office:value-type="string">
            <text:p>R5, R6, R8, R15, R20, R21, R23, R30, R35, R36, R38, R45, R50, R51, R53, R60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R7, R22, R37, R52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R10, R11, R12, R14, R25, R26, R27, R29, R40, R41, R42, R44, R55, R56, R57, R59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R61, R62, R64, R66, R68, R69, R71, R73</text:p>
          </table:table-cell>
          <table:table-cell office:value-type="string">
            <text:p>15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R63, R65, R70, R72, R76</text:p>
          </table:table-cell>
          <table:table-cell office:value-type="string">
            <text:p>100K</text:p>
          </table:table-cell>
          <table:table-cell office:value-type="string">
            <text:p>dhk:R_Potentiometer_Dual_Audio_Tape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R67, R74, R80, R81, R83, R84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5, R79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R77, R78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82, R85</text:p>
          </table:table-cell>
          <table:table-cell office:value-type="string">
            <text:p>1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86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U1, U2, U3, U4</text:p>
          </table:table-cell>
          <table:table-cell office:value-type="string">
            <text:p>TL071</text:p>
          </table:table-cell>
          <table:table-cell office:value-type="string">
            <text:p>Amplifier_Operational:TL07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U6</text:p>
          </table:table-cell>
          <table:table-cell office:value-type="string">
            <text:p>TL072</text:p>
          </table:table-cell>
          <table:table-cell office:value-type="string">
            <text:p>:TL072_2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72</text:p>
          </table:table-cell>
          <table:table-cell office:value-type="string">
            <text:p>:TL072_3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U8, U9</text:p>
          </table:table-cell>
          <table:table-cell office:value-type="string">
            <text:p>LM386</text:p>
          </table:table-cell>
          <table:table-cell office:value-type="string">
            <text:p>Amplifier_Audio:LM386</text:p>
          </table:table-cell>
        </table:table-row>
      </table:table>
      <table:table table:name="MFOS_VCA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4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3, C5, C6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CV1, CV2, J1, J2, J4, J5, J6, J8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Q1, Q3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Q2, Q4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R1, R2, R4, R5, R11, R12, R19, R23, R24, R26, R27, R33, R36, R4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3, R7, R13, R25, R29, R37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R6, R28</text:p>
          </table:table-cell>
          <table:table-cell office:value-type="string">
            <text:p>47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R8, R15, R30, R35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R9, R31</text:p>
          </table:table-cell>
          <table:table-cell office:value-type="string">
            <text:p>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R10, R32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R14, R34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R16, R38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R17, R3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18, R41</text:p>
          </table:table-cell>
          <table:table-cell office:value-type="string">
            <text:p>2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20, R42</text:p>
          </table:table-cell>
          <table:table-cell office:value-type="string">
            <text:p>15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21, R43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22, R44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R45, R47</text:p>
          </table:table-cell>
          <table:table-cell office:value-type="string">
            <text:p>10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46, R48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SW1, SW2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M13700</text:p>
          </table:table-cell>
          <table:table-cell office:value-type="string">
            <text:p>:LM13700_1</text:p>
          </table:table-cell>
        </table:table-row>
      </table:table>
      <table:table table:name="MFOS_VCO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0.1u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8, C15, C16</text:p>
          </table:table-cell>
          <table:table-cell office:value-type="string">
            <text:p>.1u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3, C17</text:p>
          </table:table-cell>
          <table:table-cell office:value-type="string">
            <text:p>100p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10p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5</text:p>
          </table:table-cell>
          <table:table-cell office:value-type="string">
            <text:p>0.001u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6</text:p>
          </table:table-cell>
          <table:table-cell office:value-type="string">
            <text:p>0.005u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7, C10</text:p>
          </table:table-cell>
          <table:table-cell office:value-type="string">
            <text:p>10u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C12, C13</text:p>
          </table:table-cell>
          <table:table-cell office:value-type="string">
            <text:p>1u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C14</text:p>
          </table:table-cell>
          <table:table-cell office:value-type="string">
            <text:p>0.002u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18</text:p>
          </table:table-cell>
          <table:table-cell office:value-type="string">
            <text:p>4.7p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C19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D1, D2, D3, D4, D5, D6, D7, D8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J2, J3, J4, J5, J6, J7, J8, J9, J10, J11</text:p>
          </table:table-cell>
          <table:table-cell office:value-type="string">
            <text:p>AudioJack2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Q1</text:p>
          </table:table-cell>
          <table:table-cell office:value-type="string">
            <text:p>PN4391</text:p>
          </table:table-cell>
          <table:table-cell office:value-type="string">
            <text:p>Device:Q_NJFET_DGS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R1, R12, R13, R17, R25, R32, R35, R40, R42, R47, R71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R2, R3, R3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5, R7</text:p>
          </table:table-cell>
          <table:table-cell office:value-type="string">
            <text:p>10k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R6, R10, R15, R18, R23, R29, R31, R44, R50, R66, R6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R8, R28, R30, R45, R69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R9, R36, R5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R11, R60, R64</text:p>
          </table:table-cell>
          <table:table-cell office:value-type="string">
            <text:p>100k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3</text:p>
          </table:table-cell>
          <table:table-cell office:value-type="string">
            <text:p>R14, R21, R48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100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475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20, R6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5</text:p>
          </table:table-cell>
          <table:table-cell office:value-type="string">
            <text:p>R22, R26, R34, R49, R51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1.5k</text:p>
          </table:table-cell>
          <table:table-cell office:value-type="string">
            <text:p>Device:Thermistor_PTC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1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53</text:p>
          </table:table-cell>
          <table:table-cell office:value-type="string">
            <text:p>1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</text:p>
          </table:table-cell>
          <table:table-cell office:value-type="string">
            <text:p>R56, R57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R59</text:p>
          </table:table-cell>
          <table:table-cell office:value-type="string">
            <text:p>1M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R61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R68</text:p>
          </table:table-cell>
          <table:table-cell office:value-type="string">
            <text:p>10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R70</text:p>
          </table:table-cell>
          <table:table-cell office:value-type="string">
            <text:p>18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OP275</text:p>
          </table:table-cell>
          <table:table-cell office:value-type="string">
            <text:p>Amplifier_Operational:OP275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2</text:p>
          </table:table-cell>
          <table:table-cell office:value-type="string">
            <text:p>U2, U6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SSM2212</text:p>
          </table:table-cell>
          <table:table-cell office:value-type="string">
            <text:p>Transistor_BJT:SSM2210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71</text:p>
          </table:table-cell>
          <table:table-cell office:value-type="string">
            <text:p>Amplifier_Operational:TL071</text:p>
          </table:table-cell>
        </table:table-row>
      </table:table>
      <table:table table:name="MFOS_VC_REVERB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C3, C6, C7</text:p>
          </table:table-cell>
          <table:table-cell office:value-type="string">
            <text:p>22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.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C5, C15, C16, C17, C18, C19, C21, C22, C23, C24, C25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C8, C20, C26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C10, C11, C12, C13</text:p>
          </table:table-cell>
          <table:table-cell office:value-type="string">
            <text:p>1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C14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27</text:p>
          </table:table-cell>
          <table:table-cell office:value-type="string">
            <text:p>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D1, D2, D3, D4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J1, J2, J3, J4</text:p>
          </table:table-cell>
          <table:table-cell office:value-type="string">
            <text:p>Barrel_Jack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J14, J15</text:p>
          </table:table-cell>
          <table:table-cell office:value-type="string">
            <text:p>Conn_Coaxial</text:p>
          </table:table-cell>
          <table:table-cell office:value-type="string">
            <text:p>Connector:Conn_Coaxial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1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Q1, Q2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R1, R3, R34, R3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R2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R4, R5, R12, R26, R36, R3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6</text:p>
          </table:table-cell>
          <table:table-cell office:value-type="string">
            <text:p>1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, R22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R8, R19, R37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9, R20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10, R27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11, R25</text:p>
          </table:table-cell>
          <table:table-cell office:value-type="string">
            <text:p>4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R13, R14, R18, R23, R24, R29, R30, R4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string">
            <text:p>R15, R28, R31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R16, R32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17, R33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21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38</text:p>
          </table:table-cell>
          <table:table-cell office:value-type="string">
            <text:p>3.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LM386</text:p>
          </table:table-cell>
          <table:table-cell office:value-type="string">
            <text:p>Amplifier_Audio:LM386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F411</text:p>
          </table:table-cell>
          <table:table-cell office:value-type="string">
            <text:p>dhk:LF41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TL074</text:p>
          </table:table-cell>
          <table:table-cell office:value-type="string">
            <text:p>:TL074_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LM13700</text:p>
          </table:table-cell>
          <table:table-cell office:value-type="string">
            <text:p>:LM13700_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U5, U6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Z1</text:p>
          </table:table-cell>
          <table:table-cell office:value-type="string">
            <text:p>1N5231B</text:p>
          </table:table-cell>
          <table:table-cell office:value-type="string">
            <text:p>Device:D_Zener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7-02T13:26:53.828156</meta:creation-date>
    <dc:date>2023-07-02T13:26:53.902372</dc:date>
    <meta:generator>http://pypi.python.org/pypi/ezodf/0.1.0$Python3.10.6 (main, May 29 2023, 11:10:38) [GCC 11.3.0]</meta:generator>
    <meta:document-statistic/>
    <meta:editing-cycles>1</meta:editing-cycles>
  </office:meta>
</office:document-meta>
</file>